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float" office:value="250" calcext:value-type="float">
            <text:p>250</text:p>
          </table:table-cell>
          <table:table-cell table:formula="of:=[.A1]/([.A1]+5600)" office:value-type="float" office:value="0.0427350427350427" calcext:value-type="float">
            <text:p>0,042735042735043</text:p>
          </table:table-cell>
          <table:table-cell table:formula="of:=[.B1]*3.3" office:value-type="float" office:value="0.141025641025641" calcext:value-type="float">
            <text:p>0,141025641025641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E1]/([.E1]+5600)" office:value-type="float" office:value="0.0425713797230296" calcext:value-type="float">
            <text:p>0,04257137972303</text:p>
          </table:table-cell>
        </table:table-row>
        <table:table-row table:style-name="ro1">
          <table:table-cell office:value-type="float" office:value="21279" calcext:value-type="float">
            <text:p>21279</text:p>
          </table:table-cell>
          <table:table-cell table:formula="of:=[.A2]/([.A2]+5600)" office:value-type="float" office:value="0.791658915882287" calcext:value-type="float">
            <text:p>0,791658915882287</text:p>
          </table:table-cell>
          <table:table-cell table:formula="of:=[.B2]*3.3" office:value-type="float" office:value="2.61247442241155" calcext:value-type="float">
            <text:p>2,61247442241155</text:p>
          </table:table-cell>
          <table:table-cell/>
          <table:table-cell office:value-type="float" office:value="1140" calcext:value-type="float">
            <text:p>1140</text:p>
          </table:table-cell>
          <table:table-cell table:formula="of:=[.E2]/([.E2]+5600)" office:value-type="float" office:value="0.169139465875371" calcext:value-type="float">
            <text:p>0,16913946587537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3]/([.A3]+5600)" office:value-type="float" office:value="0.0425713797230296" calcext:value-type="float">
            <text:p>0,04257137972303</text:p>
          </table:table-cell>
          <table:table-cell table:formula="of:=[.B3]*3.3" office:value-type="float" office:value="0.140485553085998" calcext:value-type="float">
            <text:p>0,140485553085998</text:p>
          </table:table-cell>
          <table:table-cell/>
          <table:table-cell office:value-type="float" office:value="2270" calcext:value-type="float">
            <text:p>2270</text:p>
          </table:table-cell>
          <table:table-cell table:formula="of:=[.E3]/([.E3]+5600)" office:value-type="float" office:value="0.28843710292249" calcext:value-type="float">
            <text:p>0,2884371029224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A4]/([.A4]+5600)" office:value-type="float" office:value="0.169139465875371" calcext:value-type="float">
            <text:p>0,169139465875371</text:p>
          </table:table-cell>
          <table:table-cell table:formula="of:=[.B4]*3.3" office:value-type="float" office:value="0.558160237388724" calcext:value-type="float">
            <text:p>0,558160237388724</text:p>
          </table:table-cell>
          <table:table-cell/>
          <table:table-cell office:value-type="float" office:value="9370" calcext:value-type="float">
            <text:p>9370</text:p>
          </table:table-cell>
          <table:table-cell table:formula="of:=[.E4]/([.E4]+5600)" office:value-type="float" office:value="0.625918503674015" calcext:value-type="float">
            <text:p>0,62591850367401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[.A5]/([.A5]+5600)" office:value-type="float" office:value="0.169016174506603" calcext:value-type="float">
            <text:p>0,169016174506603</text:p>
          </table:table-cell>
          <table:table-cell table:formula="of:=[.B5]*3.3" office:value-type="float" office:value="0.557753375871791" calcext:value-type="float">
            <text:p>0,557753375871791</text:p>
          </table:table-cell>
          <table:table-cell/>
          <table:table-cell office:value-type="float" office:value="14320" calcext:value-type="float">
            <text:p>14320</text:p>
          </table:table-cell>
          <table:table-cell table:formula="of:=[.E5]/([.E5]+5600)" office:value-type="float" office:value="0.718875502008032" calcext:value-type="float">
            <text:p>0,71887550200803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A6]/([.A6]+5600)" office:value-type="float" office:value="0.28843710292249" calcext:value-type="float">
            <text:p>0,28843710292249</text:p>
          </table:table-cell>
          <table:table-cell table:formula="of:=[.B6]*3.3" office:value-type="float" office:value="0.951842439644219" calcext:value-type="float">
            <text:p>0,951842439644219</text:p>
          </table:table-cell>
          <table:table-cell/>
          <table:table-cell office:value-type="float" office:value="21280" calcext:value-type="float">
            <text:p>21280</text:p>
          </table:table-cell>
          <table:table-cell table:formula="of:=[.E6]/([.E6]+5600)" office:value-type="float" office:value="0.791666666666667" calcext:value-type="float">
            <text:p>0,791666666666667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[.A7]/([.A7]+5600)" office:value-type="float" office:value="0.288346676833143" calcext:value-type="float">
            <text:p>0,288346676833143</text:p>
          </table:table-cell>
          <table:table-cell table:formula="of:=[.B7]*3.3" office:value-type="float" office:value="0.951544033549371" calcext:value-type="float">
            <text:p>0,951544033549371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formula="of:=[.A8]/([.A8]+5600)" office:value-type="float" office:value="0.625918503674015" calcext:value-type="float">
            <text:p>0,625918503674015</text:p>
          </table:table-cell>
          <table:table-cell table:formula="of:=[.B8]*3.3" office:value-type="float" office:value="2.06553106212425" calcext:value-type="float">
            <text:p>2,06553106212425</text:p>
          </table:table-cell>
          <table:table-cell table:number-columns-repeated="3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formula="of:=[.A9]/([.A9]+5600)" office:value-type="float" office:value="0.625893513260739" calcext:value-type="float">
            <text:p>0,625893513260739</text:p>
          </table:table-cell>
          <table:table-cell table:formula="of:=[.B9]*3.3" office:value-type="float" office:value="2.06544859376044" calcext:value-type="float">
            <text:p>2,06544859376044</text:p>
          </table:table-cell>
          <table:table-cell table:number-columns-repeated="3"/>
        </table:table-row>
        <table:table-row table:style-name="ro1">
          <table:table-cell office:value-type="float" office:value="14320" calcext:value-type="float">
            <text:p>14320</text:p>
          </table:table-cell>
          <table:table-cell table:formula="of:=[.A10]/([.A10]+5600)" office:value-type="float" office:value="0.718875502008032" calcext:value-type="float">
            <text:p>0,718875502008032</text:p>
          </table:table-cell>
          <table:table-cell table:formula="of:=[.B10]*3.3" office:value-type="float" office:value="2.37228915662651" calcext:value-type="float">
            <text:p>2,37228915662651</text:p>
          </table:table-cell>
          <table:table-cell table:number-columns-repeated="3"/>
        </table:table-row>
        <table:table-row table:style-name="ro1">
          <table:table-cell office:value-type="float" office:value="14319" calcext:value-type="float">
            <text:p>14319</text:p>
          </table:table-cell>
          <table:table-cell table:formula="of:=[.A11]/([.A11]+5600)" office:value-type="float" office:value="0.718861388623927" calcext:value-type="float">
            <text:p>0,718861388623927</text:p>
          </table:table-cell>
          <table:table-cell table:formula="of:=[.B11]*3.3" office:value-type="float" office:value="2.37224258245896" calcext:value-type="float">
            <text:p>2,37224258245896</text:p>
          </table:table-cell>
          <table:table-cell table:number-columns-repeated="3"/>
        </table:table-row>
        <table:table-row table:style-name="ro1">
          <table:table-cell office:value-type="float" office:value="21280" calcext:value-type="float">
            <text:p>21280</text:p>
          </table:table-cell>
          <table:table-cell table:formula="of:=[.A12]/([.A12]+5600)" office:value-type="float" office:value="0.791666666666667" calcext:value-type="float">
            <text:p>0,791666666666667</text:p>
          </table:table-cell>
          <table:table-cell table:formula="of:=[.B12]*3.3" office:value-type="float" office:value="2.6125" calcext:value-type="float">
            <text:p>2,61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.00.0000</text:date>, <text:time style:data-style-name="N2" text:time-value="10:48:11.7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3:43:56.948000000</meta:creation-date>
    <dc:date>2019-11-20T10:51:33.116000000</dc:date>
    <meta:editing-duration>PT5M1S</meta:editing-duration>
    <meta:editing-cycles>2</meta:editing-cycles>
    <meta:generator>LibreOffice/6.0.4.2$Windows_x86 LibreOffice_project/9b0d9b32d5dcda91d2f1a96dc04c645c450872bf</meta:generator>
    <meta:document-statistic meta:table-count="1" meta:cell-count="48" meta:object-count="0"/>
  </office:meta>
</office:document-meta>
</file>